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2">12.06.2017</text:date>, <text:time>19:58:3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2T19:58:35.29</dc:date>
    <meta:editing-duration>P176DT19H7M20S</meta:editing-duration>
    <meta:editing-cycles>86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On Local Error Goto TPattern_toSrc_error
	Select Case _id(_ctor(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If DataValue_same(pTl, patNil) Then
				'	out = "[" &amp; TPattern_toSrc(pHd, False) &amp; "]"
				'Else
				'	out = TPattern_toSrc(pHd, True) _
				'		&amp; ":" _
				'		&amp; TPattern_toSrc(pTl, True)
				'	If needParens Then
				'		out = "(" &amp; out &amp; ")"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tern_Any
		id_pAny    = _id(pAny)
		cpAny 	   = _ctor(pAny)
		id_cpAny   = _id(cpAny)
		id_cpVar   = _id(_ctor(Pattern_Var("x")))
		id_cpConst = _id(_ctor(Pattern_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tern_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tern_Any
	assertEqual(TPattern_toSrc(p), "_").x
End Function

Function test_Pattern_toSrc_Var()
	Dim p
	p = Pattern_Var("x")
	assertEqual(TPattern_toSrc(p), "x").x
	p = Pattern_Var("y")
	assertEqual(TPattern_toSrc(p), "y").x
	p = Pattern_Var("foo")
	assertEqual(TPattern_toSrc(p), "foo").x
	' TODO: Pattern_Var("_") ?! &lt;--------------------------
	assertEqual(TPattern_toSrc(Pattern_Var("_")), "_").x
End Function

Function test_Pattern_toSrc_Const()
	Dim p As Object

	assertEqual(TPattern_toSrc(Pattern_Const(Nothing)),   toString(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End Function
Function test_Pattern_toSrc_lists()
	Dim pAny As Object : pAny = Pattern_Any
	Dim pNil As Object : pNil = patNil
	Dim varX As Object : varX = Pattern_Var("x")
	Dim varY As Object : varY = Pattern_Var("y")

	Dim p As Object

	p = pAny
	assertEqual(TPattern_toSrc(p),	"_").x
	p = pNil
	assertEqual(TPattern_toSrc(p),	"[]").x
	p = patList(pAny)
	assertEqual(TPattern_toSrc(p),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tring()
	Dim p As Object
	assertEqual(toString(Pattern_Any),				"Pattern(_)").x

	assertEqual(toString(Pattern_Const(Empty)),		"Pattern(())").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tern_Const(42)
	Dim pConstFoo : pConstFoo = Pattern_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tern_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tring(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tern_Var("y"), Pattern_Var("x")), Pattern_Var("xs"))
	'assertEqual(generic_Data_toString(x), "Data ´Cons [y:x, xs]").x
	'assertEqual(        Data_toString(x), "(y:x):xs").x


	Dim pAny : pAny = Pattern_Any
	
	
	x = patList(pAny, pAny)
	'assertEqual(generic_Data_toString(x), "Any").x
	assertEqual(        Data_toString(x), "_").x
	
	
	x = pAny
	assertEqual(generic_Data_toString(x), "Any").x
	assertEqual(        Data_toString(x), "_").x
	x = Pattern_Const("foo")
	assertEqual(generic_Data_toString(x), "Const 'foo'").x
	assertEqual(        Data_toString(x), "'foo'").x
	x = Pattern_Const(Empty)
	assertEqual(generic_Data_toString(x), "Const Empty").x
	assertEqual(        Data_toString(x), "()").x
	x = Pattern_Var("foo")
	assertEqual(generic_Data_toString(x), "Var 'foo'").x
	assertEqual(        Data_toString(x), "foo").x
	x = patNil
	assertEqual(generic_Data_toString(x), "Data ´Nil []").x
	assertEqual(        Data_toString(x), "[]").x
	x = Pattern_Data(Tp.List_Nil, nil)
	assertEqual(generic_Data_toString(x), "Data ´Nil []").x
	assertEqual(        Data_toString(x), "[]").x
	x = Pattern_Data(Tp.List_Cons, List(Pattern_Var("x"), Pattern_Var("xs")))
	assertEqual(generic_Data_toString(x), "Data ´Cons [x, xs]").x
	assertEqual(        Data_toString(x), "x:xs").x
	x = patCons(Pattern_Var("y"), patCons(Pattern_Var("x"), Pattern_Var("xs")))
	assertEqual(generic_Data_toString(x), "Data ´Cons [y, x:xs]").x
	assertEqual(        Data_toString(x), "y:(x:xs)").x
	x = patCons(patCons(Pattern_Var("y"), Pattern_Var("x")), Pattern_Var("xs"))
	assertEqual(generic_Data_toString(x), "Data ´Cons [y:x, xs]").x
	assertEqual(        Data_toString(x), "(y:x):xs").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